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erStyle" style:master-page-name="MP0" style:family="paragraph">
      <style:paragraph-properties fo:break-before="page" fo:text-align="center"/>
      <style:text-properties style:font-name="Times New Roman" style:font-name-complex="Times New Roman" fo:font-size="12pt" style:font-size-asian="12pt" style:font-size-complex="12pt"/>
    </style:style>
    <style:style style:name="P2" style:parent-style-name="SectionHeaderStyle" style:family="paragraph">
      <style:text-properties style:font-name="Times New Roman" style:font-name-complex="Times New Roman" style:font-size-complex="12pt"/>
    </style:style>
    <style:style style:name="P3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SectionHeaderStyle" style:family="paragraph">
      <style:text-properties style:font-name="Times New Roman" style:font-name-complex="Times New Roman" style:font-size-complex="12pt"/>
    </style:style>
    <style:style style:name="P8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SectionHeaderStyle" style:family="paragraph">
      <style:text-properties style:font-name="Times New Roman" style:font-name-complex="Times New Roman" style:font-size-complex="12pt"/>
    </style:style>
    <style:style style:name="P11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SectionHeaderStyle" style:family="paragraph">
      <style:text-properties style:font-name="Times New Roman" style:font-name-complex="Times New Roman" style:font-size-complex="12pt"/>
    </style:style>
    <style:style style:name="P13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Style" style:family="paragraph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INJECT TITLE</text:p>
      <text:p text:style-name="P2">Recipient Information</text:p>
      <text:p text:style-name="P3">To:<text:s/></text:p>
      <text:p text:style-name="P4">Organization / Client:<text:s/></text:p>
      <text:p text:style-name="P5">Environment / Engagement:<text:s/></text:p>
      <text:p text:style-name="P6">Prepared By:</text:p>
      <text:p text:style-name="P7">Client Request</text:p>
      <text:p text:style-name="P8">Date Issued:<text:s/></text:p>
      <text:p text:style-name="P9">Time Issued:<text:s/></text:p>
      <text:p text:style-name="P10">Inject Overview</text:p>
      <text:p text:style-name="P11">Summary:</text:p>
      <text:p text:style-name="P12">Inject Details</text:p>
      <text:p text:style-name="P13"/>
      <text:p text:style-name="P14">Thank you,</text:p>
      <text:p text:style-name="P15"/>
      <text:p text:style-name="NormalStyle"><text:span text:style-name="T16">Tea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Style" style:display-name="HeaderStyle" style:family="paragraph">
      <style:paragraph-properties fo:background-color="#1F3A5F">
        <style:background-fill draw:fill="solid" draw:fill-color="#1F3A5F"/>
      </style:paragraph-properties>
      <style:text-properties fo:font-weight="bold" style:font-weight-asian="bold" fo:color="#FFFFFF" fo:font-size="16pt" style:font-size-asian="16pt" fo:hyphenate="false"/>
    </style:style>
    <style:style style:name="SectionHeaderStyle" style:display-name="SectionHeaderStyle" style:family="paragraph">
      <style:paragraph-properties fo:margin-top="0.2in" fo:margin-bottom="0.1in"/>
      <style:text-properties fo:font-weight="bold" style:font-weight-asian="bold" fo:color="#1F3A5F" fo:font-size="12pt" style:font-size-asian="12pt" fo:hyphenate="false"/>
    </style:style>
    <style:style style:name="NormalStyle" style:display-name="NormalStyle" style:family="paragraph">
      <style:paragraph-properties fo:margin-bottom="0.0798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gen Shehorn (DASHEH8213)</dc:creator>
    <meta:creation-date>2026-02-13T20:19:00Z</meta:creation-date>
    <dc:date>2026-02-13T20:26:00Z</dc:date>
    <meta:template xlink:href="Normal.dotm" xlink:type="simple"/>
    <meta:editing-cycles>3</meta:editing-cycles>
    <meta:editing-duration>PT420S</meta:editing-duration>
    <meta:user-defined meta:name="GrammarlyDocumentId">d8a34cf4-f103-4167-bbba-681d18bf03a9</meta:user-defined>
    <meta:document-statistic meta:page-count="1" meta:paragraph-count="1" meta:word-count="30" meta:character-count="204" meta:row-count="1" meta:non-whitespace-character-count="175"/>
  </office:meta>
</office:document-meta>
</file>